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text-properties fo:font-size="16pt" officeooo:paragraph-rsid="000d45ff" style:font-size-asian="14pt" style:font-size-complex="16pt"/>
    </style:style>
    <style:style style:name="P2" style:family="paragraph" style:parent-style-name="Preformatted_20_Text">
      <style:text-properties fo:font-size="12pt" officeooo:paragraph-rsid="000d45ff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404 hw2</text:p>
      <text:p text:style-name="P1"/>
      <text:p text:style-name="P1"/>
      <text:p text:style-name="P1"/>
      <text:p text:style-name="P1"/>
      <text:p text:style-name="P1">Yinuo Li</text:p>
      <text:p text:style-name="P1"/>
      <text:p text:style-name="P2">PUID 002577343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Yinuo Li</meta:printed-by>
    <meta:print-date>2015-01-28T02:31:52</meta:print-date>
    <dc:date>2015-01-28T03:06:29</dc:date>
    <dc:creator>Yinuo Li</dc:creator>
    <meta:document-statistic meta:table-count="0" meta:image-count="0" meta:object-count="0" meta:page-count="1" meta:paragraph-count="3" meta:word-count="6" meta:character-count="33" meta:non-whitespace-character-count="30"/>
    <meta:generator>LibreOffice/4.0.4.2$Linux_X86_64 LibreOffice_project/400m0$Build-2</meta:generator>
  </office:meta>
</office:document-meta>
</file>